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6.3854in" fo:margin-left="-0.0063in" fo:margin-right="0.3132in" table:align="margins"/>
    </style:style>
    <style:style style:name="Table17.A" style:family="table-column">
      <style:table-column-properties style:column-width="1.459in" style:rel-column-width="14975*"/>
    </style:style>
    <style:style style:name="Table17.B" style:family="table-column">
      <style:table-column-properties style:column-width="1.7618in" style:rel-column-width="18083*"/>
    </style:style>
    <style:style style:name="Table17.C" style:family="table-column">
      <style:table-column-properties style:column-width="3.1646in" style:rel-column-width="32477*"/>
    </style:style>
    <style:style style:name="Table17.1" style:family="table-row">
      <style:table-row-properties style:min-row-height="0.2868in"/>
    </style:style>
    <style:style style:name="Table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7.C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.3" style:family="table-row">
      <style:table-row-properties style:min-row-height="0.991in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Basic Toolbar with Toolbarbutton</text:h>
      <text:p text:style-name="Text_20_body"><draw:frame draw:style-name="fr1" draw:name="graphics1" text:anchor-type="paragraph" svg:width="2.5862in" svg:height="0.9917in" draw:z-index="2"><draw:image xlink:href="../images/toolbar-norz.png" xlink:type="simple" xlink:show="embed" xlink:actuate="onLoad"/></draw:frame>Toolbar with Toolbarbutton is composed of two parts, anchor tags and a div.</text:p>
      <text:h text:style-name="Heading_20_3" text:outline-level="3">Toolbar with Toolbarbutton</text:h>
      <text:p text:style-name="Standard"><draw:frame draw:style-name="fr2" draw:name="graphics110" text:anchor-type="paragraph" svg:y="0.0173in" svg:width="4.5043in" svg:height="1.678in" draw:z-index="0"><draw:image xlink:href="../images/toolbar-desc.png" xlink:type="simple" xlink:show="embed" xlink:actuate="onLoad"/></draw:frame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.toolbar</text:span></text:p>
          </table:table-cell>
          <table:table-cell table:style-name="Table17.A2" office:value-type="string">
            <text:p text:style-name="P1">The toolbar</text:p>
          </table:table-cell>
          <table:table-cell table:style-name="Table17.C2" office:value-type="string">
            <text:p text:style-name="P1"><text:span text:style-name="Source_20_Text">padding: 1px; </text:span></text:p>
            <text:p text:style-name="P1"><text:span text:style-name="Source_20_Text">background: #e0eaf7; border: 1px solid;</text:span></text:p>
            <text:p text:style-name="P1"><text:span text:style-name="Source_20_Text">border-color: #f8fbff #aca899 #aca899 #f8fbff;</text:span></text:p>
          </table:table-cell>
        </table:table-row>
        <table:table-row table:style-name="Table17.3">
          <table:table-cell table:style-name="Table17.A2" office:value-type="string">
            <text:p text:style-name="P1"><text:span text:style-name="Source_20_Text">.toolbar a</text:span></text:p>
          </table:table-cell>
          <table:table-cell table:style-name="Table17.A2" office:value-type="string">
            <text:p text:style-name="P1">The toolbar buttons</text:p>
          </table:table-cell>
          <table:table-cell table:style-name="Table17.C2" office:value-type="string">
            <text:p text:style-name="P1"><text:span text:style-name="Source_20_Text">font-family: Tahoma, Arial, Helvetica, sans-serif;</text:span></text:p>
            <text:p text:style-name="P1"><text:span text:style-name="Source_20_Text">font-size: x-small; </text:span></text:p>
            <text:p text:style-name="P1"><text:span text:style-name="Source_20_Text">font-weight: normal; </text:span></text:p>
            <text:p text:style-name="P1"><text:span text:style-name="Source_20_Text">color: black;</text:span></text:p>
            <text:p text:style-name="P1"><text:span text:style-name="Source_20_Text">background: #e0eaf7; </text:span></text:p>
            <text:p text:style-name="P1"><text:span text:style-name="Source_20_Text">border: 1px solid #e0eaf7;</text:span></text:p>
            <text:p text:style-name="P1"><text:span text:style-name="Source_20_Text">text-decoration: none;</text:span></text:p>
          </table:table-cell>
        </table:table-row>
      </table:table>
      <text:p text:style-name="Standard"/>
      <text:p text:style-name="Heading_20_4">Customize Toolbar with ToolbarButton</text:p>
      <text:p text:style-name="Text_20_body_20_indent_20_2">The way to customize the toolbar with toolbarbutton, changing background and font colors when hover over text.</text:p>
      <text:p text:style-name="Text_20_body_20_indent_20_2">Normal:</text:p>
      <text:p text:style-name="Text_20_body"><draw:frame draw:style-name="fr3" draw:name="graphics410" text:anchor-type="paragraph" svg:y="0.2362in" svg:width="2.0193in" svg:height="0.5055in" draw:z-index="1"><draw:image xlink:href="../images/toolbarbutton.png" xlink:type="simple" xlink:show="embed" xlink:actuate="onLoad"/></draw:frame> <text:s text:c="3"/><text:tab/>Hover:</text:p>
      <text:p text:style-name="Text_20_body"><draw:frame draw:style-name="fr4" draw:name="graphics2" text:anchor-type="paragraph" svg:x="2.3201in" svg:y="0in" svg:width="1.948in" svg:height="0.448in" draw:z-index="3"><draw:image xlink:href="../images/toolbarbutton-hover.png" xlink:type="simple" xlink:show="embed" xlink:actuate="onLoad"/></draw:frame></text:p>
      <text:p text:style-name="Text_20_body"/>
      <text:p text:style-name="Code_20_Indent_20_2"/>
      <text:p text:style-name="Code_20_Indent_20_2">.toolbar{</text:p>
      <text:p text:style-name="Code_20_Indent_20_2"><text:tab/>background:red none repeat scroll 0% 50%;</text:p>
      <text:p text:style-name="Code_20_Indent_20_2">}</text:p>
      <text:p text:style-name="Code_20_Indent_20_2">.toolbar a{</text:p>
      <text:p text:style-name="Code_20_Indent_20_2"><text:tab/>background:blue;</text:p>
      <text:p text:style-name="Code_20_Indent_20_2"><text:tab/>border:blue;</text:p>
      <text:p text:style-name="Code_20_Indent_20_2"><text:tab/>color:white;</text:p>
      <text:p text:style-name="Code_20_Indent_20_2">}</text:p>
      <text:p text:style-name="Code_20_Indent_20_2">.toolbar a:hover{</text:p>
      <text:p text:style-name="Code_20_Indent_20_2"><text:tab/>background:white;</text:p>
      <text:p text:style-name="Code_20_Indent_20_2"><text:tab/>border:white;</text:p>
      <text:p text:style-name="Code_20_Indent_20_2"><text:tab/>color:blue;</text:p>
      <text:p text:style-name="Code_20_Indent_20_2">}</text:p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4-25T18:29:58</dc:date>
    <dc:language>en-US</dc:language>
    <meta:editing-cycles>25</meta:editing-cycles>
    <meta:editing-duration>PT1H8M56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2" meta:paragraph-count="37" meta:word-count="119" meta:character-count="825"/>
  </office:meta>
</office:document-meta>
</file>